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ject 2.4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Evaluation of Stack overflow to predict reactions to a ques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09:49:54.282425229</meta:creation-date>
    <dc:date>2021-07-09T09:55:50.611572739</dc:date>
    <meta:editing-duration>PT5M58S</meta:editing-duration>
    <meta:editing-cycles>1</meta:editing-cycles>
    <meta:document-statistic meta:object-count="29"/>
    <meta:generator>LibreOffice/6.4.7.2$Linux_X86_64 LibreOffice_project/40$Build-2</meta:generator>
  </office:meta>
</office:document-meta>
</file>